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2535" officeooo:paragraph-rsid="00122535"/>
    </style:style>
    <style:style style:name="P2" style:family="paragraph" style:parent-style-name="Standard">
      <style:text-properties officeooo:rsid="00167889" officeooo:paragraph-rsid="00167889"/>
    </style:style>
    <style:style style:name="P3" style:family="paragraph" style:parent-style-name="Standard">
      <style:text-properties officeooo:rsid="00167889" officeooo:paragraph-rsid="001905af"/>
    </style:style>
    <style:style style:name="P4" style:family="paragraph" style:parent-style-name="Standard">
      <style:text-properties officeooo:paragraph-rsid="00167889"/>
    </style:style>
    <style:style style:name="P5" style:family="paragraph" style:parent-style-name="Standard">
      <style:text-properties officeooo:rsid="001a191a" officeooo:paragraph-rsid="001a191a"/>
    </style:style>
    <style:style style:name="T1" style:family="text">
      <style:text-properties officeooo:rsid="001364d2"/>
    </style:style>
    <style:style style:name="T2" style:family="text">
      <style:text-properties officeooo:rsid="0013c107"/>
    </style:style>
    <style:style style:name="T3" style:family="text">
      <style:text-properties officeooo:rsid="00147e3f"/>
    </style:style>
    <style:style style:name="T4" style:family="text">
      <style:text-properties officeooo:rsid="0017ddb3"/>
    </style:style>
    <style:style style:name="T5" style:family="text">
      <style:text-properties officeooo:rsid="001905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vin Hardy</text:p>
      <text:p text:style-name="P1"/>
      <text:p text:style-name="P1">1. <text:tab/>a. <text:span text:style-name="T1">Insert and modify</text:span></text:p>
      <text:p text:style-name="P1"><text:tab/>b. <text:span text:style-name="T2">Domain, Key, Referential, and Entity</text:span></text:p>
      <text:p text:style-name="P1"><text:tab/>c. <text:span text:style-name="T2">Flight Number and Leg Number</text:span></text:p>
      <text:p text:style-name="P1"><text:tab/>d. <text:span text:style-name="T2">Airport code, flight number, leg number, date, fare code, airplane type name, airplane id, seat <text:tab/><text:tab/>number</text:span></text:p>
      <text:p text:style-name="P1"/>
      <text:p text:style-name="P1">2. <text:tab/><text:span text:style-name="T3">Primary Key Student ID, Course ID</text:span></text:p>
      <text:p text:style-name="P1"/>
      <text:p text:style-name="P1"/>
      <text:p text:style-name="P2">3.<text:tab/><text:span text:style-name="T4">a. No constraints violated</text:span></text:p>
      <text:p text:style-name="P2"><text:tab/><text:span text:style-name="T4">b. Referential Integrity constraint the operation can be canceled until fixed</text:span></text:p>
      <text:p text:style-name="P2"><text:tab/><text:tab/><text:span text:style-name="T5">A new location could be added to allow the operation</text:span></text:p>
      <text:p text:style-name="P2"><text:span text:style-name="T4"><text:tab/>c. Referential Integrity constraint the operation can be canceled until fixed</text:span></text:p>
      <text:p text:style-name="P2"><text:tab/><text:tab/><text:span text:style-name="T5">A new location could be added to allow the operation</text:span><text:tab/></text:p>
      <text:p text:style-name="P3"><text:tab/><text:span text:style-name="T4">d. <text:s/>Referential Integrity constraint the operation can be canceled until fixed</text:span></text:p>
      <text:p text:style-name="P3"><text:tab/><text:tab/><text:span text:style-name="T5">A new employee could be added to allow the operation</text:span></text:p>
      <text:p text:style-name="P3"><text:tab/><text:tab/><text:span text:style-name="T5">A new project could be added to allow the operation </text:span></text:p>
      <text:p text:style-name="P2"><text:tab/><text:span text:style-name="T4">e. Entity constraint the operation can be canceled until fixed</text:span></text:p>
      <text:p text:style-name="P2"><text:tab/><text:tab/><text:span text:style-name="T5">A dependent needs a birth date</text:span></text:p>
      <text:p text:style-name="P2"><text:tab/><text:span text:style-name="T4">f. No constraints violated</text:span></text:p>
      <text:p text:style-name="P2"><text:tab/><text:span text:style-name="T4">g. Referential Integrity constraint can be either Restricted</text:span></text:p>
      <text:p text:style-name="P2"><text:tab/><text:span text:style-name="T4">h. No constraints violated</text:span></text:p>
      <text:p text:style-name="P4"><text:tab/><text:span text:style-name="T4">i. <text:s/>No constraints violated</text:span></text:p>
      <text:p text:style-name="P4"><text:tab/><text:span text:style-name="T4">j. <text:s/>No constraints violated</text:span></text:p>
      <text:p text:style-name="P4"><text:tab/><text:span text:style-name="T4">k. Referential Integrity constraint can be resolved with a Restrict, or a cascade</text:span></text:p>
      <text:p text:style-name="P4"/>
      <text:p text:style-name="P5">4.</text:p>
      <text:p text:style-name="P5"><text:tab/></text:p>
      <text:p text:style-name="P5"/>
      <text:p text:style-name="P5"/>
      <text:p text:style-name="P5">5.<text:tab/></text:p>
      <text:p text:style-name="P5"/>
      <text:p text:style-name="P5"/>
      <text:p text:style-name="P5">6.<text:tab/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5T11:16:46.842000000</meta:creation-date>
    <dc:date>2020-09-15T13:16:02.609000000</dc:date>
    <meta:editing-duration>PT7M43S</meta:editing-duration>
    <meta:editing-cycles>1</meta:editing-cycles>
    <meta:document-statistic meta:table-count="0" meta:image-count="0" meta:object-count="0" meta:page-count="1" meta:paragraph-count="26" meta:word-count="177" meta:character-count="1090" meta:non-whitespace-character-count="903"/>
    <meta:generator>Trio_Office/6.2.8.2$Windows_x86 LibreOffice_project/</meta:generator>
  </office:meta>
</office:document-meta>
</file>